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11cm" fo:min-width="1.46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257cm" fo:min-width="4.353cm"/>
    </style:style>
    <style:style style:name="gr3" style:family="graphic" style:parent-style-name="standard">
      <style:graphic-properties draw:textarea-horizontal-align="justify" draw:textarea-vertical-align="middle" draw:auto-grow-height="false" fo:min-height="0.282cm" fo:min-width="0.298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solid" draw:fill-color="#729fcf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14cm" fo:min-width="0.06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73cm" svg:height="2.773cm" svg:x="5.2cm" svg:y="6.34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53cm" svg:height="4.507cm" draw:transform="skewX (8.51229069499737E-017) rotate (-0.728674962707633) translate (13.054cm 3.567cm)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1.594cm" svg:height="1.595cm" draw:transform="rotate (2.25252193262388) translate (14.737cm 6.3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6.023cm" svg:y1="5.108cm" svg:x2="14.931cm" svg:y2="6.454cm">
            <text:p/>
          </draw:line>
        </draw:g>
        <draw:g>
          <draw:custom-shape draw:style-name="gr3" draw:text-style-name="P3" draw:layer="layout" svg:width="1.595cm" svg:height="1.596cm" draw:transform="skewX (0.00122173047639599) rotate (0.716632190868872) translate (14.036cm 8.42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5.091cm" svg:y1="7.336cm" svg:x2="16.398cm" svg:y2="8.475cm">
            <text:p/>
          </draw:line>
        </draw:g>
        <draw:g>
          <draw:custom-shape draw:style-name="gr3" draw:text-style-name="P3" draw:layer="layout" svg:width="1.594cm" svg:height="1.596cm" draw:transform="skewX (-0.00191986217719381) rotate (2.25252193262388) translate (11.705cm 9.7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2.989cm" svg:y1="8.527cm" svg:x2="11.897cm" svg:y2="9.873cm">
            <text:p/>
          </draw:line>
        </draw:g>
        <draw:g>
          <draw:custom-shape draw:style-name="gr3" draw:text-style-name="P3" draw:layer="layout" svg:width="1.595cm" svg:height="1.596cm" draw:transform="skewX (0.00122173047639599) rotate (0.716632190868872) translate (10.573cm 4.92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4" draw:layer="layout" svg:x1="11.627cm" svg:y1="3.831cm" svg:x2="12.934cm" svg:y2="4.97cm">
            <text:p/>
          </draw:line>
        </draw:g>
        <draw:line draw:style-name="gr5" draw:text-style-name="P5" draw:layer="layout" svg:x1="13.045cm" svg:y1="3.568cm" svg:x2="13.045cm" svg:y2="0.801cm">
          <text:p/>
        </draw:line>
        <draw:line draw:style-name="gr5" draw:text-style-name="P5" draw:layer="layout" svg:x1="13.694cm" svg:y1="14.668cm" svg:x2="13.736cm" svg:y2="10.161cm">
          <text:p/>
        </draw:line>
        <draw:line draw:style-name="gr5" draw:text-style-name="P5" draw:layer="layout" svg:x1="13.046cm" svg:y1="0.801cm" svg:x2="6.587cm" svg:y2="0.801cm">
          <text:p/>
        </draw:line>
        <draw:line draw:style-name="gr5" draw:text-style-name="P5" draw:layer="layout" svg:x1="6.587cm" svg:y1="0.801cm" svg:x2="6.587cm" svg:y2="6.348cm">
          <text:p/>
        </draw:line>
        <draw:line draw:style-name="gr5" draw:text-style-name="P5" draw:layer="layout" svg:x1="6.587cm" svg:y1="9.121cm" svg:x2="6.587cm" svg:y2="14.668cm">
          <text:p/>
        </draw:line>
        <draw:line draw:style-name="gr5" draw:text-style-name="P5" draw:layer="layout" svg:x1="6.587cm" svg:y1="14.668cm" svg:x2="13.694cm" svg:y2="14.668cm">
          <text:p/>
        </draw:line>
        <draw:line draw:style-name="gr5" draw:text-style-name="P5" draw:layer="layout" svg:x1="10.069cm" svg:y1="6.946cm" svg:x2="9.029cm" svg:y2="6.946cm">
          <text:p/>
        </draw:line>
        <draw:line draw:style-name="gr5" draw:text-style-name="P5" draw:layer="layout" svg:x1="9.03cm" svg:y1="6.946cm" svg:x2="9.014cm" svg:y2="12.242cm">
          <text:p/>
        </draw:line>
        <draw:line draw:style-name="gr5" draw:text-style-name="P5" draw:layer="layout" svg:x1="9.029cm" svg:y1="12.241cm" svg:x2="20.454cm" svg:y2="12.241cm">
          <text:p/>
        </draw:line>
        <draw:g>
          <draw:line draw:style-name="gr4" draw:text-style-name="P4" draw:layer="layout" svg:x1="19.414cm" svg:y1="9.118cm" svg:x2="21.494cm" svg:y2="9.118cm">
            <text:p/>
          </draw:line>
          <draw:line draw:style-name="gr4" draw:text-style-name="P4" draw:layer="layout" svg:x1="19.414cm" svg:y1="9.118cm" svg:x2="21.494cm" svg:y2="9.118cm">
            <text:p/>
          </draw:line>
          <draw:line draw:style-name="gr4" draw:text-style-name="P4" draw:layer="layout" svg:x1="19.414cm" svg:y1="10.152cm" svg:x2="21.494cm" svg:y2="10.152cm">
            <text:p/>
          </draw:line>
          <draw:line draw:style-name="gr4" draw:text-style-name="P4" draw:layer="layout" svg:x1="20.44cm" svg:y1="11.548cm" svg:x2="20.457cm" svg:y2="10.144cm">
            <text:p/>
          </draw:line>
          <draw:line draw:style-name="gr4" draw:text-style-name="P4" draw:layer="layout" svg:x1="20.44cm" svg:y1="9.138cm" svg:x2="20.457cm" svg:y2="7.734cm">
            <text:p/>
          </draw:line>
        </draw:g>
        <draw:line draw:style-name="gr5" draw:text-style-name="P5" draw:layer="layout" svg:x1="16.675cm" svg:y1="6.868cm" svg:x2="23.921cm" svg:y2="6.868cm">
          <text:p/>
        </draw:line>
        <draw:line draw:style-name="gr5" draw:text-style-name="P5" draw:layer="layout" svg:x1="20.454cm" svg:y1="6.868cm" svg:x2="20.457cm" svg:y2="7.735cm">
          <text:p/>
        </draw:line>
        <draw:line draw:style-name="gr5" draw:text-style-name="P5" draw:layer="layout" svg:x1="20.457cm" svg:y1="11.548cm" svg:x2="20.454cm" svg:y2="12.241cm">
          <text:p/>
        </draw:line>
        <draw:line draw:style-name="gr5" draw:text-style-name="P5" draw:layer="layout" svg:x1="20.454cm" svg:y1="12.241cm" svg:x2="23.921cm" svg:y2="12.241cm">
          <text:p/>
        </draw:line>
        <draw:line draw:style-name="gr5" draw:text-style-name="P5" draw:layer="layout" svg:x1="23.937cm" svg:y1="11.576cm" svg:x2="23.921cm" svg:y2="12.242cm">
          <text:p/>
        </draw:line>
        <draw:line draw:style-name="gr5" draw:text-style-name="P5" draw:layer="layout" svg:x1="23.921cm" svg:y1="6.868cm" svg:x2="23.921cm" svg:y2="8.081cm">
          <text:p/>
        </draw:line>
        <draw:g>
          <draw:custom-shape draw:style-name="gr6" draw:text-style-name="P3" draw:layer="layout" svg:width="0.566cm" svg:height="1.864cm" draw:transform="skewX (-0.00314159265358979) rotate (0.0162315620435473) translate (23.605cm 8.826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3.892cm" svg:y1="8.828cm" svg:x2="23.89cm" svg:y2="7.967cm">
            <text:p/>
          </draw:line>
          <draw:line draw:style-name="gr4" draw:text-style-name="P4" draw:layer="layout" svg:x1="23.937cm" svg:y1="11.575cm" svg:x2="23.935cm" svg:y2="10.714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1:34:35.430647533</meta:creation-date>
    <dc:date>2021-05-06T11:35:11.536946487</dc:date>
    <meta:editing-duration>PT41S</meta:editing-duration>
    <meta:editing-cycles>2</meta:editing-cycles>
    <meta:generator>LibreOffice/6.4.5.2$Linux_X86_64 LibreOffice_project/40$Build-2</meta:generator>
    <meta:document-statistic meta:object-count="62"/>
  </office:meta>
</office:document-meta>
</file>